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C9730DFDE5414C1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3.107cm" fo:margin-left="0cm" fo:margin-top="0cm" fo:margin-bottom="0cm" table:align="left"/>
    </style:style>
    <style:style style:name="Table1.A" style:family="table-column">
      <style:table-column-properties style:column-width="4.621cm"/>
    </style:style>
    <style:style style:name="Table1.1" style:family="table-row">
      <style:table-row-properties style:min-row-height="3.281cm" fo:keep-together="auto"/>
    </style:style>
    <style:style style:name="Table1.A1" style:family="table-cell">
      <style:table-cell-properties style:vertical-align="" fo:background-color="#11a36a" fo:padding="0.247cm" fo:border="1pt solid #9e9e9e">
        <style:background-image/>
      </style:table-cell-properties>
    </style:style>
    <style:style style:name="Table1.2" style:family="table-row">
      <style:table-row-properties style:min-row-height="3.493cm" fo:keep-together="auto"/>
    </style:style>
    <style:style style:name="Table1.A2" style:family="table-cell">
      <style:table-cell-properties style:vertical-align="" fo:padding="0.247cm" fo:border="1pt solid #9e9e9e"/>
    </style:style>
    <style:style style:name="Table1.B2" style:family="table-cell">
      <style:table-cell-properties style:vertical-align="" fo:padding="0.247cm" fo:border="1pt solid #9e9e9e"/>
    </style:style>
    <style:style style:name="Table1.C2" style:family="table-cell">
      <style:table-cell-properties style:vertical-align="" fo:padding="0.247cm" fo:border="1pt solid #9e9e9e"/>
    </style:style>
    <style:style style:name="Table1.D2" style:family="table-cell">
      <style:table-cell-properties style:vertical-align="" fo:padding="0.247cm" fo:border="1pt solid #9e9e9e"/>
    </style:style>
    <style:style style:name="Table1.E2" style:family="table-cell">
      <style:table-cell-properties style:vertical-align="" fo:padding="0.247cm" fo:border="1pt solid #9e9e9e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fo:color="#036b52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fo:color="#036b52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color="#ffffff" fo:font-size="12pt" style:font-size-asian="12pt" style:font-size-complex="12pt"/>
    </style:style>
    <style:style style:name="P5" style:family="paragraph" style:parent-style-name="Standard">
      <style:paragraph-properties fo:orphans="0" fo:widows="0"/>
      <style:text-properties officeooo:rsid="000cdb0e" officeooo:paragraph-rsid="000cdb0e"/>
    </style:style>
    <style:style style:name="P6" style:family="paragraph" style:parent-style-name="Standard">
      <style:paragraph-properties fo:line-height="100%" fo:orphans="0" fo:widows="0"/>
      <style:text-properties fo:font-size="14pt" officeooo:rsid="000cdb0e" officeooo:paragraph-rsid="000cdb0e" style:font-size-asian="14pt" style:font-size-complex="14pt"/>
    </style:style>
    <style:style style:name="P7" style:family="paragraph" style:parent-style-name="Standard">
      <style:paragraph-properties fo:orphans="0" fo:widows="0"/>
      <style:text-properties officeooo:paragraph-rsid="000cdb0e"/>
    </style:style>
    <style:style style:name="T1" style:family="text">
      <style:text-properties officeooo:rsid="000cdb0e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RESILIÊNCIA NA SUA HISTÓRIA DE VIDA (NA TRYBE)</text:p>
      <text:p text:style-name="P1"/>
      <text:p text:style-name="P2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4">Indique uma situação desafiadora que você viveu na Trybe.</text:p>
          </table:table-cell>
          <table:table-cell table:style-name="Table1.A1" office:value-type="string">
            <text:p text:style-name="P4">Relate como você se sentiu naquele momento.</text:p>
          </table:table-cell>
          <table:table-cell table:style-name="Table1.A1" office:value-type="string">
            <text:p text:style-name="P4">Naquele momento, o que você imaginava que poderia acontecer?</text:p>
          </table:table-cell>
          <table:table-cell table:style-name="Table1.A1" office:value-type="string">
            <text:p text:style-name="P4">O que realmente aconteceu depois?</text:p>
          </table:table-cell>
          <table:table-cell table:style-name="Table1.A1" office:value-type="string">
            <text:p text:style-name="P4">O que ou quem ajudou você a superar a situação desafiadora na Trybe?</text:p>
          </table:table-cell>
        </table:table-row>
        <table:table-row table:style-name="Table1.2">
          <table:table-cell table:style-name="Table1.A2" office:value-type="string">
            <text:p text:style-name="P5">A atividade de segunda feira. Me tomou bem mais que os 40 min previstos. Revisitar nossa história com um olhar mais analitico é algo sombrio de se fazer. Eu não queria trazer uma carga para o leitor, caso houvesse um.</text:p>
          </table:table-cell>
          <table:table-cell table:style-name="Table1.B2" office:value-type="string">
            <text:p text:style-name="P5">Surpreso, eu não achei que seria tão dificil recontar minha história classificando acontecimentos em positivos, negativos ou decisões importantes.</text:p>
          </table:table-cell>
          <table:table-cell table:style-name="Table1.C2" office:value-type="string">
            <text:p text:style-name="P5">Que talvez eu não consiguisse recontar minha história sem parecer algo ruim.</text:p>
          </table:table-cell>
          <table:table-cell table:style-name="Table1.D2" office:value-type="string">
            <text:p text:style-name="P6">Eu consegui encontrar pontos negativos e positivos.</text:p>
          </table:table-cell>
          <table:table-cell table:style-name="Table1.E2" office:value-type="string">
            <text:p text:style-name="P7"><text:span text:style-name="T1">Apenas fazer o exercicio, sem se preocupar se a atividade iria ficar muito “pesada” e tentar esconder nada, nem de bom nem de ruim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051cm" fo:margin-right="0.051cm" fo:margin-top="0.051cm" fo:margin-bottom="0.051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 text:c="9"/><draw:frame draw:style-name="Mfr1" draw:name="image1.png" text:anchor-type="char" svg:x="24.395cm" svg:y="-0.132cm" svg:width="1.124cm" svg:height="1.124cm" draw:z-index="0"><draw:image xlink:href="Pictures/10000201000009C4000009C4C9730DFDE5414C1B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30T18:42:52.346468471</dc:date>
    <meta:editing-duration>PT13M4S</meta:editing-duration>
    <meta:editing-cycles>1</meta:editing-cycles>
    <meta:document-statistic meta:table-count="1" meta:image-count="1" meta:object-count="0" meta:page-count="1" meta:paragraph-count="12" meta:word-count="154" meta:character-count="939" meta:non-whitespace-character-count="787"/>
  </office:meta>
</office:document-meta>
</file>